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office:value-type="string" calcext:value-type="string">
            <text:p>memory usag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21:38.969458866</dc:date>
    <meta:editing-duration>PT2M53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